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7cm" fo:min-width="1.692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812cm" fo:min-width="1.976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528cm" fo:min-width="0.632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528cm" fo:min-width="1.128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0.246cm" fo:min-width="0.27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1cm" svg:height="1.3cm" svg:x="6.9cm" svg:y="4.8cm">
          <text:p text:style-name="P1">Warrior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3.1cm" svg:height="1.3cm" svg:x="13.6cm" svg:y="6cm">
          <text:p text:style-name="P1">Rog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1cm" svg:height="1.3cm" svg:x="14.1cm" svg:y="7.6cm">
          <text:p text:style-name="P1">Rang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1cm" svg:height="1.3cm" svg:x="9.2cm" svg:y="11.8cm">
          <text:p text:style-name="P1">M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1cm" svg:height="1.3cm" svg:x="5.7cm" svg:y="11.6cm">
          <text:p text:style-name="P1">Cleric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3.5cm" svg:height="1.5cm" svg:x="4cm" svg:y="6cm">
          <text:p text:style-name="P1">Barbari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1cm" svg:height="1.3cm" svg:x="4.2cm" svg:y="10cm">
          <text:p text:style-name="P1">Warloc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1cm" svg:height="1.3cm" svg:x="16cm" svg:y="1.2cm">
          <text:p text:style-name="P1">Gu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6cm" svg:height="1.1cm" svg:x="8.2cm" svg:y="9.8cm">
          <text:p text:style-name="P1"><text:span text:style-name="T1">I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6cm" svg:height="1.1cm" svg:x="11.8cm" svg:y="7.6cm">
          <text:p text:style-name="P1"><text:span text:style-name="T1">De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6cm" svg:height="1.1cm" svg:x="7.9cm" svg:y="6.8cm">
          <text:p text:style-name="P1"><text:span text:style-name="T1">St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.3cm" svg:height="1.1cm" svg:x="9cm" svg:y="8.3cm">
          <text:p text:style-name="P1"><text:span text:style-name="T1">non-Comb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7cm" svg:height="0.2cm" svg:x="10.4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7cm" svg:height="0.2cm" svg:x="10.9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7cm" svg:height="0.2cm" svg:x="7.7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1cm" svg:height="0.7cm" svg:x="6.2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1cm" svg:height="0.7cm" svg:x="10.6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1cm" svg:height="0.7cm" svg:x="11.7cm" svg:y="1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5T18:37:21.939308175</meta:creation-date>
    <dc:date>2021-02-25T19:12:53.209700009</dc:date>
    <meta:editing-duration>PT15M</meta:editing-duration>
    <meta:editing-cycles>1</meta:editing-cycles>
    <meta:generator>LibreOffice/6.4.6.2$Linux_X86_64 LibreOffice_project/40$Build-2</meta:generator>
    <meta:document-statistic meta:object-count="18"/>
  </office:meta>
</office:document-meta>
</file>